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3.5pt"/>
    </style:style>
    <style:style style:name="P2" style:family="paragraph" style:parent-style-name="Standard">
      <style:text-properties style:font-name="sans-serif" fo:font-size="9.75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5pt" fo:font-style="normal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9.75pt" fo:font-style="normal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T1" style:family="text">
      <style:text-properties style:font-name="sans-serif" fo:font-size="15pt"/>
    </style:style>
    <style:style style:name="T2" style:family="text">
      <style:text-properties style:font-name="sans-serif" fo:font-size="15pt" officeooo:rsid="000fe9c6"/>
    </style:style>
    <style:style style:name="T3" style:family="text">
      <style:text-properties fo:font-size="15pt"/>
    </style:style>
    <style:style style:name="T4" style:family="text">
      <style:text-properties fo:font-size="15pt" officeooo:rsid="000fe9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) Impressão do Requerimento de Matrícula preenchido na íntegra (disponível na página Web <text:s/>http://www.ppgee.poli.usp.br), assinado pelo aluno e pelo orientador; </text:p>
      <text:p text:style-name="P3"/>
      <text:p text:style-name="P3">b) Uma fotografia 3x4 recente; </text:p>
      <text:p text:style-name="P3"/>
      <text:p text:style-name="P3">c) Cópia simples da Cédula de Identidade (RG) ou Registro Nacional para Estrangeiros (RNE);</text:p>
      <text:p text:style-name="P3"/>
      <text:p text:style-name="P3">d) Cópia simples do Cadastro de Pessoa Física (CPF);</text:p>
      <text:p text:style-name="P3"/>
      <text:p text:style-name="P3">e) Cópia do extrato da consulta de dados de identificação, emitido pelo Sistema Nacional de Cadastramento de Registro de Estrangeiros junto à Policia Federal – SINCRE (somente para estrangeiros); </text:p>
      <text:p text:style-name="P3"/>
      <text:p text:style-name="P3">f) Cópia do Passaporte das partes de identificação e visto, ou outro documento original do solicitante que possa complementar as informações de qualificação civil faltantes no SINCRE (somente para estrangeiros); </text:p>
      <text:p text:style-name="P3"/>
      <text:p text:style-name="P3">g) Cópia simples, frente e verso, do(s) Diploma(s) devidamente registrados, Histórico(s) Escolar(es) Completos dos Cursos de Graduação ou Certificado(s) com a data de outorga do grau obtido em curso de Graduação oficialmente reconhecido; </text:p>
      <text:p text:style-name="P3"/>
      <text:p text:style-name="P3">h) Comprovante de Proficiência em Inglês, no nível do curso: Mestrado ou Doutorado Direto (apenas para ingresso como aluno regular); </text:p>
      <text:p text:style-name="P3"/>
      <text:p text:style-name="P3">i) Projeto de Pesquisa assinado e datado pelo orientador e aluno, segundo modelo disponível http://ppgee.poli.usp.br/formularios/ - Instruções para Preparação do Projeto de Pesquisa (as áreas de Engenharia de Sistemas, Microeletrônica, Sistemas Eletrônicos e Engenharia Biomédica não exigem o Projeto de Pesquisa); </text:p>
      <text:p text:style-name="P4"/>
      <text:p text:style-name="P3">j) Formulário de Proposta Acadêmica, assinado por orientador credenciado no PPGEE (disponibilizado em http://ppgee.poli.usp.br/formularios/ - Proposta Acadêmica) ; </text:p>
      <text:p text:style-name="P5"><text:span text:style-name="T3"/></text:p>
      <text:p text:style-name="P5"><text:span text:style-name="T3">k) Comprovação de que seu Currículo Lattes encontra -se atualiza</text:span><text:span text:style-name="T4">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8:04:56.577521154</meta:creation-date>
    <dc:date>2018-10-26T08:07:54.955703844</dc:date>
    <meta:editing-duration>PT2M59S</meta:editing-duration>
    <meta:editing-cycles>1</meta:editing-cycles>
    <meta:document-statistic meta:table-count="0" meta:image-count="0" meta:object-count="0" meta:page-count="1" meta:paragraph-count="11" meta:word-count="228" meta:character-count="1660" meta:non-whitespace-character-count="1433"/>
    <meta:generator>LibreOffice/5.1.6.2$Linux_X86_64 LibreOffice_project/10m0$Build-2</meta:generator>
  </office:meta>
</office:document-meta>
</file>